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5.28   |   <text:a xlink:type="simple" xlink:href="http://palinfo.habago.org/Entry?Command=Information_PrintForum#FORUM40404"><text:span text:style-name="T1">#</text:span></text:a></text:p>
      <text:p text:style-name="P2">共通的語言</text:p>
      <text:p text:style-name="P2">陳真 2004. 9. 21.</text:p>
      <text:p text:style-name="P2"/>
      <text:p text:style-name="P2">（原載中時晚報【Global View】專欄）</text:p>
      <text:p text:style-name="P2"/>
      <text:p text:style-name="P2"/>
      <text:p text:style-name="P2">具有數百年傳統的英國獵狐運動，面臨全面廢止。人們說這不叫運動，這只是一種無聊血腥遊戲，殘害動物敗壞人性；好好一隻狐狸讓一群獵犬追趕撕裂；獵人從中得到異樣快感，天理何在？</text:p>
      <text:p text:style-name="P2"/>
      <text:p text:style-name="P2">話雖如此，許多人卻靠其周邊產業維生。就像被追趕的狐狸，大勢已去仍奮力一博，不但入侵議場破壞，場外更警民鬥毆，打成一片。</text:p>
      <text:p text:style-name="P2"/>
      <text:p text:style-name="P2">世事如江河，總得有個行進方向；它捲走陰暗，但也似乎帶走許多美麗回憶。動保就是一種潮流。有個盛極一時的歐洲馬戲團，負責人當年意氣風發，穿梭王公貴族間，如今已是步履蹣跚的七旬老嫗。前幾年，遭動保人士滲透拍攝虐待動物鏡頭，事件主角就是她，踢打一隻小猩猩。</text:p>
      <text:p text:style-name="P2"/>
      <text:p text:style-name="P2">出庭應訊那天，庭外聚集大批動保支持者，「老巫婆去死」等叫罵聲不斷；有人更企圖動粗，人群中丟出瓶瓶罐罐。看著這一幕，一時之間，我不知道該支持哪一邊了。</text:p>
      <text:p text:style-name="P2"/>
      <text:p text:style-name="P2">一直記得老阿嬤驚懼憤恨的眼神；面對千夫所指，瘦小身子依然奮力推擠，彷彿要跟全世界對抗。昔日輝煌，如今卻成妖魔，彷彿一切違反潮流罪惡全該由她一人承擔。可是，歷史真是這樣嗎？那些所謂落後反動事物，難道沒有你的支持？沒有你的童年往事和某種悄然已逝的歡樂在裏頭？</text:p>
      <text:p text:style-name="P2"/>
      <text:p text:style-name="P2">從小在台南「華西街」（新町）長大，每天看人打拳賣膏藥，四周盡是燈火幽黯的妓女戶。地攤上百，春藥偽藥蛔蟲藥，特技雜耍脫口秀或猴子抽煙蛇鼠大戰等，什麼都有。收攤時，偶有「美姿舞蹈」道別，歡迎明天君再來。這些不上道的事物逐漸消失了，但我不覺其醜陋，因為裏頭有我美麗的記憶。</text:p>
      <text:p text:style-name="P2"/>
      <text:p text:style-name="P2">是非很重要，但美麗也許更重要。時代起落，昨是今非，是非起落間，總該有些像眼角淚痕那樣美麗永恆的東西在裏頭，那似乎才是人類共通的語言和回憶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